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ndTest.testMultiple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ndTest.FindTes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nd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ndTest.testMissingFi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ndTest.testMissing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ndTest.testFileNot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ndTest.testFile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ndTest.testMissingLoc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